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0dd4" officeooo:paragraph-rsid="000c0dd4"/>
    </style:style>
    <style:style style:name="P2" style:family="paragraph" style:parent-style-name="Standard">
      <style:text-properties officeooo:paragraph-rsid="000c0dd4"/>
    </style:style>
    <style:style style:name="P3" style:family="paragraph" style:parent-style-name="Standard">
      <style:text-properties fo:font-weight="bold" officeooo:rsid="000c0dd4" officeooo:paragraph-rsid="000c0dd4" style:font-weight-asian="bold" style:font-weight-complex="bold"/>
    </style:style>
    <style:style style:name="P4" style:family="paragraph" style:parent-style-name="Standard">
      <style:text-properties fo:font-weight="bold" officeooo:rsid="000ce572" officeooo:paragraph-rsid="000ce572" style:font-weight-asian="bold" style:font-weight-complex="bold"/>
    </style:style>
    <style:style style:name="P5" style:family="paragraph" style:parent-style-name="Standard">
      <style:text-properties fo:font-weight="normal" officeooo:rsid="000c0dd4" officeooo:paragraph-rsid="000c0dd4" style:font-weight-asian="normal" style:font-weight-complex="normal"/>
    </style:style>
    <style:style style:name="P6" style:family="paragraph" style:parent-style-name="Standard">
      <style:text-properties officeooo:rsid="000ce572" officeooo:paragraph-rsid="000ce572"/>
    </style:style>
    <style:style style:name="P7" style:family="paragraph" style:parent-style-name="Standard">
      <style:text-properties officeooo:paragraph-rsid="000ce572"/>
    </style:style>
    <style:style style:name="T1" style:family="text">
      <style:text-properties officeooo:rsid="000c0dd4"/>
    </style:style>
    <style:style style:name="T2" style:family="text">
      <style:text-properties fo:font-variant="normal" fo:text-transform="none" fo:color="#000000" style:font-name="monospace" fo:font-size="10.5pt" fo:letter-spacing="normal" fo:font-style="normal"/>
    </style:style>
    <style:style style:name="T3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4" style:family="text">
      <style:text-properties fo:font-variant="normal" fo:text-transform="none" fo:color="#000000" style:font-name="monospace" fo:font-size="10.5pt" fo:letter-spacing="normal" fo:font-style="normal" fo:font-weight="normal" officeooo:rsid="000c0dd4"/>
    </style:style>
    <style:style style:name="T5" style:family="text">
      <style:text-properties fo:font-variant="normal" fo:text-transform="none" fo:color="#000000" style:font-name="monospace" fo:font-size="10.5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style:font-name="monospace" fo:font-size="10.5pt" fo:letter-spacing="normal" fo:font-style="normal" fo:font-weight="normal" officeooo:rsid="000ce572" style:font-weight-asian="normal" style:font-weight-complex="normal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0c0dd4" style:font-size-asian="12pt" style:font-size-complex="1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c0dd4" style:font-weight-asian="normal" style:font-weight-complex="normal"/>
    </style:style>
    <style:style style:name="T10" style:family="text">
      <style:text-properties fo:font-weight="normal" officeooo:rsid="000ce57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ariational quantum eigensolver</text:p>
      <text:p text:style-name="P1"/>
      <text:p text:style-name="P1">Parameters: l=1 (spin 1), three links, M = 0.1 (the interaction part of the Hamiltonian is important, it determines the ground state energy)</text:p>
      <text:p text:style-name="P1"/>
      <text:p text:style-name="P2"><text:span text:style-name="T1">Hamiltonian implemented and exactly diagonalised, the ground state energy is </text:span><text:span text:style-name="T3">-0.57797338</text:span></text:p>
      <text:p text:style-name="P2"><text:span text:style-name="T3"/></text:p>
      <text:p text:style-name="P3">The ground state is:</text:p>
      <text:p text:style-name="P1"/>
      <text:p text:style-name="P2"><text:span text:style-name="T1">psi[8] = </text:span><text:span text:style-name="T3">-0.27819651</text:span></text:p>
      <text:p text:style-name="P2"><text:span text:style-name="T1">psi[14] = </text:span><text:span text:style-name="T3">-0.72180349</text:span></text:p>
      <text:p text:style-name="P2"><text:span text:style-name="T7">psi[17]</text:span><text:span text:style-name="T4"> = </text:span><text:span text:style-name="T3">-0.63372425</text:span></text:p>
      <text:p text:style-name="P1"><text:span text:style-name="T3"/></text:p>
      <text:p text:style-name="P3"><text:span text:style-name="T2">Mixing Hamiltonian:</text:span></text:p>
      <text:p text:style-name="P1"><text:span text:style-name="T3"/></text:p>
      <text:p text:style-name="P1"><text:span text:style-name="T3">H_mix = sigma_x on every site</text:span></text:p>
      <text:p text:style-name="P1"><text:span text:style-name="T3"/></text:p>
      <text:p text:style-name="P1"><text:span text:style-name="T3"/></text:p>
      <text:p text:style-name="P3"><text:span text:style-name="T2">Resource Hamiltonian:</text:span></text:p>
      <text:p text:style-name="P3"><text:span text:style-name="T2"/></text:p>
      <text:p text:style-name="P1">H_res_1 = sigma_+_0*sigma_- _1 + h.c. </text:p>
      <text:p text:style-name="P1">H_res_2 = sigma_+_0*sigma_z _1+ h.c. + sigma_z_2 </text:p>
      <text:p text:style-name="P1"/>
      <text:p text:style-name="P3">Sequence:</text:p>
      <text:p text:style-name="P3"/>
      <text:p text:style-name="P5">H_mix[theta0]</text:p>
      <text:p text:style-name="P2"><text:span text:style-name="T9">H_res1[theta1]</text:span></text:p>
      <text:p text:style-name="P2"><text:span text:style-name="T9">H_res2[theta2]</text:span></text:p>
      <text:p text:style-name="P2"><text:span text:style-name="T9"/></text:p>
      <text:p text:style-name="P1"><text:span text:style-name="T8">four times with different parameters each time. </text:span></text:p>
      <text:p text:style-name="P1"><text:span text:style-name="T8"/></text:p>
      <text:p text:style-name="P4">Result:</text:p>
      <text:p text:style-name="P4"/>
      <text:p text:style-name="P2"><text:span text:style-name="T9">Optimised state energy </text:span><text:span text:style-name="T10">= </text:span><text:span text:style-name="T6">-0.55011331227517</text:span></text:p>
      <text:p text:style-name="P7"><text:span text:style-name="T10">Overlap with the ground state = </text:span><text:span text:style-name="T5">0.990042474045607</text:span></text:p>
      <text:p text:style-name="P6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12:39:38.829334073</meta:creation-date>
    <dc:date>2022-01-28T12:52:20.026184518</dc:date>
    <meta:editing-duration>PT2M</meta:editing-duration>
    <meta:editing-cycles>1</meta:editing-cycles>
    <meta:document-statistic meta:table-count="0" meta:image-count="0" meta:object-count="0" meta:page-count="1" meta:paragraph-count="20" meta:word-count="97" meta:character-count="693" meta:non-whitespace-character-count="613"/>
    <meta:generator>LibreOffice/6.4.7.2$Linux_X86_64 LibreOffice_project/40$Build-2</meta:generator>
  </office:meta>
</office:document-meta>
</file>